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1cm" svg:stroke-color="#0098cc" draw:marker-start-width="0.229cm" draw:marker-start-center="false" draw:marker-end-width="0.229cm" draw:marker-end-center="false" draw:fill="none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1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1cm" svg:stroke-color="#ad649a" draw:marker-start-width="0.229cm" draw:marker-start-center="false" draw:marker-end-width="0.22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line draw:style-name="gr1" draw:text-style-name="P1" draw:layer="layout" svg:width="1.719cm" svg:height="1.149cm" draw:transform="rotate (1.5707963267949) translate (9.64900000001037cm 15.9058750000209cm)" svg:viewBox="0 0 1720 1150" draw:points="0,1150 0,575 573,575 573,0 1147,0 1147,575 1720,575">
            <text:p/>
          </draw:polyline>
          <draw:polyline draw:style-name="gr2" draw:text-style-name="P1" draw:layer="layout" svg:width="1.146cm" svg:height="1.149cm" draw:transform="rotate (1.5707963267949) translate (10.7990555555556cm 15.905875cm)" svg:viewBox="0 0 1147 1150" draw:points="0,0 1147,0 1147,1150">
            <text:p/>
          </draw:polyline>
          <draw:polyline draw:style-name="gr1" draw:text-style-name="P1" draw:layer="layout" svg:width="0.572cm" svg:height="0.574cm" draw:transform="rotate (1.5707963267949) translate (11.3740833333437cm 14.7593472222326cm)" svg:viewBox="0 0 573 575" draw:points="0,575 573,575 573,0">
            <text:p/>
          </draw:polyline>
          <draw:line draw:style-name="gr3" draw:text-style-name="P2" draw:layer="layout" svg:x1="10.224cm" svg:y1="14.185cm" svg:x2="11.374cm" svg:y2="14.1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3:18:30.126240629</meta:creation-date>
    <dc:date>2018-05-24T13:18:52.034266151</dc:date>
    <meta:editing-duration>PT24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